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c4ce0" officeooo:paragraph-rsid="000c4ce0"/>
    </style:style>
    <style:style style:name="P2" style:family="paragraph" style:parent-style-name="Text_20_body">
      <style:text-properties officeooo:rsid="000c4ce0" officeooo:paragraph-rsid="000c4ce0"/>
    </style:style>
    <style:style style:name="P3" style:family="paragraph" style:parent-style-name="Text_20_body">
      <style:text-properties officeooo:rsid="000cde48" officeooo:paragraph-rsid="000cde48"/>
    </style:style>
    <style:style style:name="P4" style:family="paragraph" style:parent-style-name="Text_20_body">
      <style:text-properties officeooo:rsid="000ec358" officeooo:paragraph-rsid="000ec358"/>
    </style:style>
    <style:style style:name="P5" style:family="paragraph" style:parent-style-name="Title">
      <style:text-properties officeooo:rsid="000c4ce0" officeooo:paragraph-rsid="000c4c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unctional Python Lab 2.</text:p>
      <text:p text:style-name="P2"/>
      <text:h text:style-name="P1" text:outline-level="1">Exercise 1. </text:h>
      <text:p text:style-name="P2">In <text:s/>this exercise, you will use data from a previous lab in the Basic Python course. <text:s/>The Albb.formatted.salaries.2003.csv file. </text:p>
      <text:p text:style-name="P4">For this lab you need to complete the following steps:</text:p>
      <text:p text:style-name="P4"/>
      <text:p text:style-name="P4">1. <text:s text:c="2"/>Create a generator to read the data. <text:s/>The generator should take in the file object as the parameter</text:p>
      <text:p text:style-name="P4">and then yield a line of data from the file. </text:p>
      <text:p text:style-name="P4">2. <text:s/>Once this is finished, create a second generator that will take each line from the first generator, strip and split it with the comma, and return a key/value pair.</text:p>
      <text:p text:style-name="P4">3. Finally, build the dictionary from the values created from the output of the second generator.</text:p>
      <text:p text:style-name="P4">4. <text:s/>Combine these two generators into a pipeline. <text:s/>Iterate over the pipeline and build the dictionary of key value pairs.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22:00:01.104000000</meta:creation-date>
    <dc:date>2022-05-12T00:08:54.879000000</dc:date>
    <meta:editing-duration>PT1H38M23S</meta:editing-duration>
    <meta:editing-cycles>1</meta:editing-cycles>
    <meta:document-statistic meta:table-count="0" meta:image-count="0" meta:object-count="0" meta:page-count="1" meta:paragraph-count="9" meta:word-count="130" meta:character-count="753" meta:non-whitespace-character-count="621"/>
    <meta:generator>LibreOffice/7.0.3.1$Windows_X86_64 LibreOffice_project/d7547858d014d4cf69878db179d326fc3483e082</meta:generator>
  </office:meta>
</office:document-meta>
</file>